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0.15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826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139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06">
      <style:table-cell-properties fo:background-color="transparent" fo:border="0.002cm solid #000000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706cm" fo:padding-top="0.035cm" style:vertical-align="automatic"/>
      <style:paragraph-properties fo:text-align="end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71cm solid #000000" fo:border-right="none" fo:border-top="0.071cm solid #000000" style:vertical-align="automatic"/>
      <style:paragraph-properties fo:text-align="start" fo:margin-left="0.353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71cm solid #000000" fo:border-right="none" fo:border-top="non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 style:data-style-name="N106">
      <style:table-cell-properties fo:border-bottom="none" fo:background-color="transparent" fo:border-left="0.071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bottom="none" fo:background-color="transparent" fo:border-left="0.071cm solid #000000" fo:border-right="none" fo:border-top="none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bottom="0.071cm solid #000000" fo:background-color="transparent" fo:border-left="0.071cm solid #000000" fo:border-right="none" fo:border-top="none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transparent" fo:border="0.002cm solid #000000" style:vertical-align="automatic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automatic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ackground-color="transparent" fo:border="0.002cm solid #000000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order-bottom="none" fo:background-color="transparent" fo:border-left="none" fo:border-right="none" fo:border-top="0.071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9pt" fo:font-style="italic" style:font-size-asian="9pt" style:font-style-asian="italic" style:font-size-complex="9pt" style:font-style-complex="italic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-bottom="0.071cm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padding-bottom="0.035cm" fo:padding-left="0.035cm" fo:padding-right="0.353cm" fo:padding-top="0.035cm" fo:border-right="0.002cm solid #000000" fo:border-top="0.002cm solid #000000" style:vertical-align="automatic"/>
      <style:paragraph-properties fo:text-align="end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text-align-source="fix" style:repeat-content="false" fo:border="0.071cm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71cm solid #000000" style:vertical-align="automatic"/>
      <style:paragraph-properties fo:text-align="end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1">
      <style:table-cell-properties fo:background-color="transparent" fo:border="0.002cm solid #000000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order-bottom="0.071cm solid #000000" fo:background-color="transparent" fo:border-left="none" fo:border-right="none" fo:border-top="none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ackground-color="transparent" fo:border="0.002cm solid #000000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transparent" fo:border-left="none" fo:border-right="none" fo:border-top="0.071cm solid #000000"/>
      <style:text-properties fo:font-size="9pt" style:font-size-asian="9pt" style:font-size-complex="9pt"/>
    </style:style>
    <style:style style:name="ce35" style:family="table-cell" style:parent-style-name="Default" style:data-style-name="N4">
      <style:table-cell-properties fo:background-color="transparent" fo:border="0.002cm solid #000000"/>
      <style:text-properties fo:font-size="9pt" style:font-size-asian="9pt" style:font-size-complex="9pt"/>
    </style:style>
    <style:style style:name="ce36" style:family="table-cell" style:parent-style-name="Default" style:data-style-name="N4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71cm solid #000000" style:vertical-align="automatic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106">
      <style:table-cell-properties fo:background-color="transparent" fo:border="0.002cm solid #000000" style:vertical-align="automatic"/>
      <style:text-properties fo:font-size="9pt" style:font-size-asian="9pt" style:font-size-complex="9pt"/>
    </style:style>
    <style:style style:name="ce40" style:family="table-cell" style:parent-style-name="Default" style:data-style-name="N36">
      <style:table-cell-properties fo:border-bottom="none" fo:background-color="transparent" fo:border-left="0.071cm solid #000000" fo:border-right="none" fo:border-top="none" style:vertical-align="automatic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71cm solid #000000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110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1.058cm" fo:padding-top="0.035cm" fo:border-right="0.071cm solid #000000" fo:border-top="0.071cm solid #000000" style:vertical-align="middle"/>
      <style:paragraph-properties fo:text-align="end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1.058cm" fo:padding-top="0.035cm" fo:border-right="0.071cm solid #000000" fo:border-top="none" style:vertical-align="middle"/>
      <style:paragraph-properties fo:text-align="end"/>
    </style:style>
    <style:style style:name="ce46" style:family="table-cell" style:parent-style-name="Default" style:data-style-name="N0">
      <style:table-cell-properties fo:border-bottom="none" fo:background-color="transparent" fo:border-left="none" fo:border-right="0.071cm solid #000000" fo:border-top="none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-bottom="0.071cm solid #000000" fo:background-color="transparent" fo:border-left="none" fo:border-right="0.071cm solid #000000" fo:border-top="none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109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36">
      <style:table-cell-properties fo:background-color="transparent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order-bottom="none" fo:background-color="transparent" fo:border-left="0.071cm solid #000000" fo:border-right="none" fo:border-top="none" style:vertical-align="automatic"/>
      <style:text-properties fo:font-size="9pt" style:font-size-asian="9pt" style:font-size-complex="9pt"/>
    </style:style>
    <style:style style:name="ce52" style:family="table-cell" style:parent-style-name="Default" style:data-style-name="N107">
      <style:table-cell-properties fo:border-bottom="none" fo:background-color="transparent" fo:border-left="0.071cm solid #000000" fo:border-right="none" fo:border-top="none" style:vertical-align="automatic"/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Month_01" table:style-name="ta1" table:print-ranges="Month_01.A1:Month_01.H5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number-columns-spanned="3" table:number-rows-spanned="1"/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number-columns-spanned="3" table:number-rows-spanned="1"/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office:value-type="date" office:date-value="2010-04-01" table:number-columns-spanned="2" table:number-rows-spanned="1">
            <text:p>01-Apr-10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/>
          <table:table-cell table:style-name="ce24" office:value-type="string">
            <text:p>Post Code</text:p>
          </table:table-cell>
          <table:table-cell table:style-name="ce15"/>
          <table:table-cell/>
          <table:table-cell office:value-type="string">
            <text:p>Date To:</text:p>
          </table:table-cell>
          <table:table-cell table:style-name="ce39" office:value-type="date" office:date-value="2010-04-30" table:number-columns-spanned="2" table:number-rows-spanned="1">
            <text:p>30-Apr-10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0-04-30">
            <text:p>30-Apr-10</text:p>
          </table:table-cell>
          <table:table-cell table:style-name="ce4" table:formula="of:=IF([.B5]&gt;0;[.B5];&quot; &quot;)" office:value-type="string" office:string-value=" " table:number-columns-spanned="2" table:number-rows-spanned="1">
            <text:p><text:s/></text:p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2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3" table:default-cell-style-name="ce5"/>
        <table:table-column table:style-name="co12" table:default-cell-style-name="ce5"/>
        <table:table-column table:style-name="co11" table:number-columns-repeated="1007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1.B5:.D5]&gt;0;[$Month_01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1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1.B6:.D6]&gt;0;[$Month_01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1.G6]);MONTH([$Month_01.G6])+1;1)" office:value-type="date" office:date-value="2010-05-01" table:number-columns-spanned="2" table:number-rows-spanned="1">
            <text:p>01-May-10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1.B7]&gt;0;[$Month_01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1.D7]&gt;0;[$Month_01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0-05-31" table:number-columns-spanned="2" table:number-rows-spanned="1">
            <text:p>31-May-10</text:p>
          </table:table-cell>
          <table:covered-table-cell/>
          <table:table-cell table:number-columns-repeated="8"/>
          <table:table-cell table:style-name="ce50"/>
          <table:table-cell table:number-columns-repeated="1007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0-05-31">
            <text:p>31-May-10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3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2.B5:.D5]&gt;0;[$Month_02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2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2.B6:.D6]&gt;0;[$Month_02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2.G6]);MONTH([$Month_02.G6])+1;DAY([$Month_02.G6]))" office:value-type="date" office:date-value="2010-06-01" table:number-columns-spanned="2" table:number-rows-spanned="1">
            <text:p>01-Jun-10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2.B7]&gt;0;[$Month_02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2.D7]&gt;0;[$Month_02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0-06-30" table:number-columns-spanned="2" table:number-rows-spanned="1">
            <text:p>30-Jun-10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0-06-30">
            <text:p>30-Jun-10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4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3.B5:.D5]&gt;0;[$Month_03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3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3.B6:.D6]&gt;0;[$Month_03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3.G6]);MONTH([$Month_03.G6])+1;1)" office:value-type="date" office:date-value="2010-07-01" table:number-columns-spanned="2" table:number-rows-spanned="1">
            <text:p>01-Jul-10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3.B7]&gt;0;[$Month_03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3.D7]&gt;0;[$Month_03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0-07-31" table:number-columns-spanned="2" table:number-rows-spanned="1">
            <text:p>31-Jul-10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0-07-31">
            <text:p>31-Jul-10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5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4.B5:.D5]&gt;0;[$Month_04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4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4.B6:.D6]&gt;0;[$Month_04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4.G6]);MONTH([$Month_04.G6])+1;1)" office:value-type="date" office:date-value="2010-08-01" table:number-columns-spanned="2" table:number-rows-spanned="1">
            <text:p>01-Aug-10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4.B7]&gt;0;[$Month_04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4.D7]&gt;0;[$Month_04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0-08-31" table:number-columns-spanned="2" table:number-rows-spanned="1">
            <text:p>31-Aug-10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0-08-31">
            <text:p>31-Aug-10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6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5.B5:.D5]&gt;0;[$Month_05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5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5.B6:.D6]&gt;0;[$Month_05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5.G6]);MONTH([$Month_05.G6])+1;1)" office:value-type="date" office:date-value="2010-09-01" table:number-columns-spanned="2" table:number-rows-spanned="1">
            <text:p>01-Sep-10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5.B7]&gt;0;[$Month_05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5.D7]&gt;0;[$Month_05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0-09-30" table:number-columns-spanned="2" table:number-rows-spanned="1">
            <text:p>30-Sep-10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2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0-09-30">
            <text:p>30-Sep-10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7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6.B5:.D5]&gt;0;[$Month_06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6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6.B6:.D6]&gt;0;[$Month_06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6.G6]);MONTH([$Month_06.G6])+1;1)" office:value-type="date" office:date-value="2010-10-01" table:number-columns-spanned="2" table:number-rows-spanned="1">
            <text:p>01-Oct-10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6.B7]&gt;0;[$Month_06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6.D7]&gt;0;[$Month_06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0-10-31" table:number-columns-spanned="2" table:number-rows-spanned="1">
            <text:p>31-Oct-10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0-10-31">
            <text:p>31-Oct-10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8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7.B5:.D5]&gt;0;[$Month_07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7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7.B6:.D6]&gt;0;[$Month_07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7.G6]);MONTH([$Month_07.G6])+1;1)" office:value-type="date" office:date-value="2010-11-01" table:number-columns-spanned="2" table:number-rows-spanned="1">
            <text:p>01-Nov-10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7.B7]&gt;0;[$Month_07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7.D7]&gt;0;[$Month_07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0-11-30" table:number-columns-spanned="2" table:number-rows-spanned="1">
            <text:p>30-Nov-10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0-11-30">
            <text:p>30-Nov-10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9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8.B5:.D5]&gt;0;[$Month_08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8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8.B6:.D6]&gt;0;[$Month_08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8.G6]);MONTH([$Month_08.G6])+1;1)" office:value-type="date" office:date-value="2010-12-01" table:number-columns-spanned="2" table:number-rows-spanned="1">
            <text:p>01-Dec-10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8.B7]&gt;0;[$Month_08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8.D7]&gt;0;[$Month_08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0-12-31" table:number-columns-spanned="2" table:number-rows-spanned="1">
            <text:p>31-Dec-10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0-12-31">
            <text:p>31-Dec-10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10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9.B5:.D5]&gt;0;[$Month_09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9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9.B6:.D6]&gt;0;[$Month_09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9.G6]);MONTH([$Month_09.G6])+1;1)" office:value-type="date" office:date-value="2011-01-01" table:number-columns-spanned="2" table:number-rows-spanned="1">
            <text:p>01-Jan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9.B7]&gt;0;[$Month_09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9.D7]&gt;0;[$Month_09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01-31" table:number-columns-spanned="2" table:number-rows-spanned="1">
            <text:p>31-Jan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01-31">
            <text:p>31-Jan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11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10.B5:.D5]&gt;0;[$Month_10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10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10.B6:.D6]&gt;0;[$Month_10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10.G6]);MONTH([$Month_10.G6])+1;1)" office:value-type="date" office:date-value="2011-02-01" table:number-columns-spanned="2" table:number-rows-spanned="1">
            <text:p>01-Feb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10.B7]&gt;0;[$Month_10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10.D7]&gt;0;[$Month_10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02-28" table:number-columns-spanned="2" table:number-rows-spanned="1">
            <text:p>28-Feb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02-28">
            <text:p>28-Feb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12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9" table:default-cell-style-name="ce5"/>
        <table:table-column table:style-name="co10" table:visibility="collapse" table:number-columns-repeated="4" table:default-cell-style-name="ce5"/>
        <table:table-column table:style-name="co11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11.B5:.D5]&gt;0;[$Month_11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11.H5]" office:value-type="float" office:value="17.5">
            <text:p>17.5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11.B6:.D6]&gt;0;[$Month_11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11.G6]);MONTH([$Month_11.G6])+1;1)" office:value-type="date" office:date-value="2011-03-01" table:number-columns-spanned="2" table:number-rows-spanned="1">
            <text:p>01-Mar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11.B7]&gt;0;[$Month_11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11.D7]&gt;0;[$Month_11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03-31" table:number-columns-spanned="2" table:number-rows-spanned="1">
            <text:p>31-Mar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office:value-type="string">
            <text:p>Mileage Claim @ 40p</text:p>
          </table:table-cell>
          <table:table-cell table:style-name="ce25" office:value-type="float" office:value="0.4">
            <text:p>0.40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03-31">
            <text:p>31-Mar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day number:style="long"/>
      <number:text>-</number:text>
      <number:month number:textual="true"/>
    </number:date-style>
    <number:number-style style:name="N108">
      <number:number number:decimal-places="2" number:min-integer-digits="1"/>
      <number:text> </number:text>
    </number:number-style>
    <number:number-style style:name="N109P0" style:volatile="true">
      <number:number number:decimal-places="2" number:min-integer-digits="1"/>
      <number:text> </number:text>
    </number:number-style>
    <number:number-style style:name="N109">
      <style:text-properties fo:color="#ff0000"/>
      <number:text>-</number:text>
      <number:number number:decimal-places="2" number:min-integer-digits="1"/>
      <number:text> </number:text>
      <style:map style:condition="value()&gt;=0" style:apply-style-name="N109P0"/>
    </number:number-style>
    <number:number-style style:name="N110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cm" fo:margin-bottom="0.3cm" fo:margin-left="0cm" fo:margin-right="0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5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01/11/2010</text:date>, <text:time>16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Terry</meta:initial-creator>
    <dc:creator>Antony Cartwright</dc:creator>
    <meta:creation-date>2008-11-16T13:05:06Z</meta:creation-date>
    <dc:date>2010-11-01T16:33:36.34</dc:date>
    <meta:print-date>2008-12-17T15:51:17Z</meta:print-date>
    <meta:editing-duration>PT00H01M54S</meta:editing-duration>
    <meta:editing-cycles>1</meta:editing-cycles>
    <meta:document-statistic meta:table-count="12" meta:cell-count="2927" meta:object-count="0"/>
  </office:meta>
</office:document-meta>
</file>